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54in" style:rel-column-width="23045*"/>
    </style:style>
    <style:style style:name="Table1.B" style:family="table-column">
      <style:table-column-properties style:column-width="4.4896in" style:rel-column-width="42490*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text-properties officeooo:rsid="002f48ee" officeooo:paragraph-rsid="002f48ee"/>
    </style:style>
    <style:style style:name="P2" style:family="paragraph" style:parent-style-name="Table_20_Contents">
      <style:paragraph-properties fo:text-align="end" style:justify-single-word="false"/>
      <style:text-properties fo:font-size="12pt" officeooo:rsid="00f0c234" officeooo:paragraph-rsid="00f0c234" style:font-size-asian="12pt" style:font-size-complex="12pt"/>
    </style:style>
    <style:style style:name="P3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fo:font-size="8pt" officeooo:rsid="00ea2c67" officeooo:paragraph-rsid="00ea2c67" style:font-size-asian="12.25pt" style:font-size-complex="14pt"/>
    </style:style>
    <style:style style:name="P5" style:family="paragraph" style:parent-style-name="Standard">
      <style:text-properties officeooo:rsid="00322e4c" officeooo:paragraph-rsid="00259f4d"/>
    </style:style>
    <style:style style:name="P6" style:family="paragraph" style:parent-style-name="Standard">
      <style:text-properties officeooo:rsid="00bbead3" officeooo:paragraph-rsid="00bbead3"/>
    </style:style>
    <style:style style:name="P7" style:family="paragraph" style:parent-style-name="Standard">
      <style:text-properties officeooo:rsid="00322e4c" officeooo:paragraph-rsid="00bbead3"/>
    </style:style>
    <style:style style:name="P8" style:family="paragraph" style:parent-style-name="Standard">
      <style:text-properties fo:font-size="14pt" fo:language="en" fo:country="US" fo:font-weight="bold" officeooo:rsid="008dca4b" officeooo:paragraph-rsid="008dca4b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2pt" fo:language="en" fo:country="US" fo:font-weight="normal" officeooo:rsid="008dca4b" officeooo:paragraph-rsid="008dca4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en" fo:country="US" fo:font-weight="normal" officeooo:rsid="00f9d2c0" officeooo:paragraph-rsid="00f9d2c0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f9d2c0" officeooo:paragraph-rsid="00f9d2c0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Consolas1" fo:font-size="12pt" fo:font-weight="normal" officeooo:rsid="00f9d2c0" officeooo:paragraph-rsid="00f9d2c0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f2641c" officeooo:paragraph-rsid="00f2641c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4pt" fo:language="en" fo:country="US" fo:font-weight="bold" officeooo:rsid="00f2641c" officeooo:paragraph-rsid="00f2641c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0pt" fo:font-weight="normal" officeooo:rsid="00f2641c" officeooo:paragraph-rsid="00f2641c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.0201in" fo:margin-bottom="0.0201in" style:contextual-spacing="false"/>
      <style:text-properties fo:font-size="12pt" fo:font-weight="normal" officeooo:rsid="00fb3547" officeooo:paragraph-rsid="00fb3547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253d0" officeooo:paragraph-rsid="00f2641c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4pt" fo:font-weight="bold" officeooo:rsid="00322e4c" officeooo:paragraph-rsid="004ea21b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2pt" fo:font-weight="normal" officeooo:rsid="00322e4c" officeooo:paragraph-rsid="004ea21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8c0e1f" officeooo:paragraph-rsid="008dca4b" style:font-size-asian="10.5pt" style:font-weight-asian="normal" style:font-size-complex="12pt" style:font-weight-complex="normal"/>
    </style:style>
    <style:style style:name="T1" style:family="text">
      <style:text-properties officeooo:rsid="00a9aa44"/>
    </style:style>
    <style:style style:name="T2" style:family="text">
      <style:text-properties officeooo:rsid="00f9d2c0"/>
    </style:style>
    <style:style style:name="T3" style:family="text">
      <style:text-properties officeooo:rsid="00f2641c"/>
    </style:style>
    <style:style style:name="T4" style:family="text">
      <style:text-properties officeooo:rsid="00ea70c5"/>
    </style:style>
    <style:style style:name="T5" style:family="text">
      <style:text-properties style:font-name="Consolas1"/>
    </style:style>
    <style:style style:name="T6" style:family="text">
      <style:text-properties officeooo:rsid="004ea21b"/>
    </style:style>
    <style:style style:name="T7" style:family="text">
      <style:text-properties officeooo:rsid="00fb3547"/>
    </style:style>
    <style:style style:name="T8" style:family="text">
      <style:text-properties officeooo:rsid="00e0488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2<text:span text:style-name="T1">11</text:span></text:p>
          </table:table-cell>
          <table:table-cell table:style-name="Table1.A1" office:value-type="string">
            <text:p text:style-name="P2">Lab <text:span text:style-name="T2">1</text:span></text:p>
          </table:table-cell>
        </table:table-row>
        <table:table-row>
          <table:table-cell table:style-name="Table1.A1" office:value-type="string">
            <text:p text:style-name="P3">Score: ______/<text:span text:style-name="T2">5</text:span></text:p>
          </table:table-cell>
          <table:table-cell table:style-name="Table1.A1" office:value-type="string">
            <text:p text:style-name="P4">v1.<text:span text:style-name="T3">0</text:span></text:p>
          </table:table-cell>
        </table:table-row>
      </table:table>
      <text:p text:style-name="P5"/>
      <text:p text:style-name="P6">This <text:span text:style-name="T4">assignment</text:span> will give you experience <text:span text:style-name="T2">binding attributes using Vue.js.</text:span></text:p>
      <text:p text:style-name="P7"/>
      <text:p text:style-name="P8">Specifications</text:p>
      <text:p text:style-name="P9"/>
      <text:p text:style-name="P10">Copy the files from the blog project we’ve been working on in class to the repository for this assignment.</text:p>
      <text:p text:style-name="P9"/>
      <text:p text:style-name="P11">With what we’ve learned so far, make the header links work using dynamic links from the data property.</text:p>
      <text:p text:style-name="P11"/>
      <text:p text:style-name="P11">Look at our existing <text:span text:style-name="T5">links</text:span> property:</text:p>
      <text:p text:style-name="P12">links: [</text:p>
      <text:p text:style-name="P12"><text:s text:c="4"/>"home", "portfolio", "contact us"</text:p>
      <text:p text:style-name="P12">],</text:p>
      <text:p text:style-name="P11"/>
      <text:p text:style-name="P11">All these currently do is display the three link names. This is a good starting point, but these also need to have a URL to link to when clicked on. A good way to approach this would be to turn each link into an object.</text:p>
      <text:p text:style-name="P11"/>
      <text:p text:style-name="P11">Then, the object should have a <text:span text:style-name="T5">url</text:span> property with a link along with the user-friendly name of the page.</text:p>
      <text:p text:style-name="P11"/>
      <text:p text:style-name="P11">Create a page called portfolio.html and a page called contact.html. The links should properly redirect to the three existing pages.</text:p>
      <text:p text:style-name="P13"/>
      <text:p text:style-name="P14">Constraints</text:p>
      <text:p text:style-name="P15"/>
      <text:list text:style-name="L1">
        <text:list-item>
          <text:p text:style-name="P16">Remember to use camelCase.</text:p>
        </text:list-item>
      </text:list>
      <text:p text:style-name="P17"/>
      <text:p text:style-name="P18">S<text:span text:style-name="T6">ubmission</text:span></text:p>
      <text:p text:style-name="P19"/>
      <text:p text:style-name="P20">The submission for this <text:span text:style-name="T7">assignment</text:span> is the commit ID <text:span text:style-name="T8">for the commit</text:span> you want graded. <text:span text:style-name="T8">S</text:span>ubmit the commit ID on Canv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Page</meta:initial-creator>
    <meta:creation-date>2022-08-18T14:27:38.461000000</meta:creation-date>
    <dc:date>2024-12-01T17:05:33.176058051</dc:date>
    <meta:editing-duration>PT23H52M33S</meta:editing-duration>
    <meta:editing-cycles>134</meta:editing-cycles>
    <meta:generator>LibreOffice/24.8.3.2$Linux_X86_64 LibreOffice_project/480$Build-2</meta:generator>
    <dc:creator>Nicholas Page</dc:creator>
    <meta:document-statistic meta:table-count="1" meta:image-count="0" meta:object-count="0" meta:page-count="1" meta:paragraph-count="19" meta:word-count="179" meta:character-count="1022" meta:non-whitespace-character-count="859"/>
  </office:meta>
</office:document-meta>
</file>